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A000001410000018E5A07C7E7.svm" manifest:media-type=""/>
  <manifest:file-entry manifest:full-path="Pictures/20000032000003ED0000016262AF9354.svm" manifest:media-type=""/>
  <manifest:file-entry manifest:full-path="Pictures/2000001A000001410000019388B835A4.svm" manifest:media-type=""/>
  <manifest:file-entry manifest:full-path="Pictures/2000001A000001440000018E88621DC2.svm" manifest:media-type=""/>
  <manifest:file-entry manifest:full-path="Pictures/2000001A000001410000018E86E74746.svm" manifest:media-type=""/>
  <manifest:file-entry manifest:full-path="Pictures/2000001A0000014100000193044D2691.svm" manifest:media-type=""/>
  <manifest:file-entry manifest:full-path="Pictures/2000000A000000C7000000FAD57FA828.svm" manifest:media-type=""/>
  <manifest:file-entry manifest:full-path="Pictures/20000032000004250000016265A121D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14§display§Inc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Out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32§display§u^0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32§display§u^0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2§display§u^0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32§display§u^0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32§display§u^0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3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3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3" draw:layer="layout" svg:width="8.88cm" svg:height="2.385cm" svg:x="0cm" svg:y="4.926cm" svg:viewBox="0 0 8881 2386" draw:points="0,595 7688,596 7688,0 8881,1193 7688,2386 7688,1789 0,1788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ath draw:style-name="gr3" draw:layer="layout" svg:width="1.904cm" svg:height="1.939cm" svg:x="13.081cm" svg:y="5.461cm" svg:viewBox="0 0 1905 1940" svg:d="m0 970c0-536 426-970 953-970 252 0 495 102 673 284 179 182 279 429 279 686 0 536-426 970-952 970s-953-434-953-970z">
          <text:p/>
        </draw:path>
        <draw:path draw:style-name="gr4" draw:layer="layout" svg:width="1.904cm" svg:height="1.939cm" svg:x="13.081cm" svg:y="5.461cm" svg:viewBox="0 0 1905 1940" svg:d="m0 970c0-536 426-970 953-970 252 0 495 102 673 284 179 182 279 429 279 686 0 536-426 970-952 970s-953-434-953-970z">
          <text:p/>
        </draw:path>
        <draw:polygon draw:style-name="gr5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4" draw:layer="layout" svg:width="6.441cm" svg:height="2.873cm" svg:x="17.779cm" svg:y="2.477cm" svg:viewBox="0 0 6442 2874" draw:points="0,1794 5232,540 5103,0 6442,821 5621,2160 5491,1620 259,2874">
          <text:p/>
        </draw:polygon>
        <draw:polygon draw:style-name="gr5" draw:layer="layout" svg:width="6.372cm" svg:height="3.152cm" svg:x="18.122cm" svg:y="7.014cm" svg:viewBox="0 0 6373 3153" draw:points="322,0 5471,1558 5632,1027 6373,2411 4989,3153 5149,2621 0,1063">
          <text:p/>
        </draw:polygon>
        <draw:polygon draw:style-name="gr4" draw:layer="layout" svg:width="6.372cm" svg:height="3.152cm" svg:x="18.122cm" svg:y="7.014cm" svg:viewBox="0 0 6373 3153" draw:points="322,0 5471,1558 5632,1027 6373,2411 4989,3153 5149,2621 0,1063">
          <text:p/>
        </draw:polygon>
        <draw:frame draw:style-name="gr6" draw:text-style-name="P1" draw:layer="layout" svg:width="3.253cm" svg:height="1.143cm" svg:x="5.51cm" svg:y="0.381cm">
          <draw:image xlink:href="Pictures/20000032000003ED0000016262AF9354.svm" xlink:type="simple" xlink:show="embed" xlink:actuate="onLoad">
            <text:p/>
          </draw:image>
        </draw:frame>
        <draw:frame draw:style-name="gr7" draw:text-style-name="P1" draw:layer="layout" svg:width="3.782cm" svg:height="1.259cm" svg:x="17.925cm" svg:y="0.508cm">
          <draw:image xlink:href="Pictures/20000032000004250000016265A121D9.svm" xlink:type="simple" xlink:show="embed" xlink:actuate="onLoad">
            <text:p/>
          </draw:image>
        </draw:frame>
        <draw:frame draw:style-name="gr8" draw:text-style-name="P1" draw:layer="layout" svg:width="0.713cm" svg:height="0.896cm" svg:x="13.645cm" svg:y="5.895cm">
          <draw:image xlink:href="Pictures/2000000A000000C7000000FAD57FA828.svm" xlink:type="simple" xlink:show="embed" xlink:actuate="onLoad">
            <text:p/>
          </draw:image>
        </draw:frame>
        <draw:frame draw:style-name="gr9" draw:text-style-name="P1" draw:layer="layout" svg:width="1.024cm" svg:height="1.27cm" svg:x="9.771cm" svg:y="2.794cm">
          <draw:image xlink:href="Pictures/2000001A000001410000018E5A07C7E7.svm" xlink:type="simple" xlink:show="embed" xlink:actuate="onLoad">
            <text:p/>
          </draw:image>
        </draw:frame>
        <draw:frame draw:style-name="gr10" draw:text-style-name="P1" draw:layer="layout" svg:width="1.024cm" svg:height="1.27cm" svg:x="9.136cm" svg:y="5.334cm">
          <draw:image xlink:href="Pictures/2000001A000001410000018E86E74746.svm" xlink:type="simple" xlink:show="embed" xlink:actuate="onLoad">
            <text:p/>
          </draw:image>
        </draw:frame>
        <draw:frame draw:style-name="gr11" draw:text-style-name="P1" draw:layer="layout" svg:width="1.024cm" svg:height="1.286cm" svg:x="10.152cm" svg:y="8.62cm">
          <draw:image xlink:href="Pictures/2000001A000001410000019388B835A4.svm" xlink:type="simple" xlink:show="embed" xlink:actuate="onLoad">
            <text:p/>
          </draw:image>
        </draw:frame>
        <draw:frame draw:style-name="gr12" draw:text-style-name="P1" draw:layer="layout" svg:width="1.034cm" svg:height="1.27cm" svg:x="16.619cm" svg:y="4.318cm">
          <draw:image xlink:href="Pictures/2000001A000001440000018E88621DC2.svm" xlink:type="simple" xlink:show="embed" xlink:actuate="onLoad">
            <text:p/>
          </draw:image>
        </draw:frame>
        <draw:frame draw:style-name="gr13" draw:text-style-name="P1" draw:layer="layout" svg:width="1.024cm" svg:height="1.286cm" svg:x="16.891cm" svg:y="6.842cm">
          <draw:image xlink:href="Pictures/2000001A0000014100000193044D269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10T16:43:25</dc:date>
    <dc:creator>Jack Reilly</dc:creator>
    <meta:generator>LibreOffice/3.6$MacOSX_x86 LibreOffice_project/2ef5aff-a6fb0ff-166bdff-cf087ad-0f1389</meta:generator>
    <meta:editing-duration>PT16M50S</meta:editing-duration>
    <meta:editing-cycles>7</meta:editing-cycles>
    <meta:document-statistic meta:object-count="22"/>
  </office:meta>
</office:document-meta>
</file>